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_20__28_user_29_">
      <style:text-properties fo:font-weight="bold" officeooo:rsid="000ef1c1" officeooo:paragraph-rsid="0004fa68" style:font-weight-asian="bold" style:font-weight-complex="bold"/>
    </style:style>
    <style:style style:name="P2" style:family="paragraph" style:parent-style-name="Standard_20__28_user_29_">
      <style:text-properties fo:font-weight="bold" officeooo:rsid="000ef1c1" officeooo:paragraph-rsid="0005df1f" style:font-weight-asian="bold" style:font-weight-complex="bold"/>
    </style:style>
    <style:style style:name="P3" style:family="paragraph" style:parent-style-name="Standard_20__28_user_29_">
      <style:text-properties fo:font-weight="bold" officeooo:paragraph-rsid="0004fa68" style:font-weight-asian="bold" style:font-weight-complex="bold"/>
    </style:style>
    <style:style style:name="P4" style:family="paragraph" style:parent-style-name="Standard">
      <style:text-properties fo:font-weight="bold" officeooo:paragraph-rsid="0004fa68" style:font-weight-asian="bold" style:font-weight-complex="bold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4fa68" style:font-weight-asian="bold" style:font-weight-complex="bold"/>
    </style:style>
    <style:style style:name="P6" style:family="paragraph" style:parent-style-name="Standard_20__28_user_29_">
      <style:text-properties fo:font-weight="bold" officeooo:paragraph-rsid="0005df1f" style:font-weight-asian="bold" style:font-weight-complex="bold"/>
    </style:style>
    <style:style style:name="P7" style:family="paragraph" style:parent-style-name="Standard_20__28_user_29_">
      <style:paragraph-properties fo:text-align="end" style:justify-single-word="false"/>
      <style:text-properties officeooo:paragraph-rsid="0004fa68"/>
    </style:style>
    <style:style style:name="P8" style:family="paragraph" style:parent-style-name="Standard_20__28_user_29_">
      <style:text-properties fo:font-weight="normal" officeooo:paragraph-rsid="0004fa68" style:font-weight-asian="normal" style:font-weight-complex="normal"/>
    </style:style>
    <style:style style:name="P9" style:family="paragraph" style:parent-style-name="Standard_20__28_user_29_">
      <style:text-properties style:font-name="Liberation Serif" fo:font-weight="normal" officeooo:paragraph-rsid="0004fa68" style:font-name-asian="Tahoma1" style:font-weight-asian="normal" style:font-name-complex="Droid Sans Devanagari" style:font-weight-complex="normal"/>
    </style:style>
    <style:style style:name="P10" style:family="paragraph" style:parent-style-name="Standard_20__28_user_29_">
      <style:text-properties fo:color="#000000" loext:opacity="100%" style:font-name="JetBrains Mono" fo:font-size="10pt" fo:font-style="normal" fo:font-weight="normal" officeooo:paragraph-rsid="0004fa68" style:font-size-asian="10pt" style:font-style-asian="normal" style:font-weight-asian="normal" style:font-weight-complex="bold"/>
    </style:style>
    <style:style style:name="P11" style:family="paragraph" style:parent-style-name="Standard_20__28_user_29_">
      <style:text-properties fo:color="#000000" loext:opacity="100%" style:font-name="JetBrains Mono" fo:font-size="10pt" fo:font-style="normal" fo:font-weight="normal" officeooo:paragraph-rsid="0005df1f" style:font-size-asian="10pt" style:font-style-asian="normal" style:font-weight-asian="normal" style:font-weight-complex="bold"/>
    </style:style>
    <style:style style:name="P12" style:family="paragraph" style:parent-style-name="Standard_20__28_user_29_">
      <style:text-properties officeooo:paragraph-rsid="0004fa68"/>
    </style:style>
    <style:style style:name="P13" style:family="paragraph" style:parent-style-name="Standard">
      <style:text-properties fo:font-weight="normal" officeooo:paragraph-rsid="0005df1f" style:font-weight-asian="normal" style:font-weight-complex="normal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normal" officeooo:paragraph-rsid="0005df1f" style:font-weight-asian="normal" style:font-weight-complex="normal"/>
    </style:style>
    <style:style style:name="P15" style:family="paragraph" style:parent-style-name="Standard_20__28_user_29_">
      <style:text-properties fo:font-weight="normal" officeooo:paragraph-rsid="0004fa6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4fa68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fa68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04fa68" style:font-name-asian="Tahoma1" style:font-weight-asian="normal" style:font-name-complex="Droid Sans Devanagari" style:font-weight-complex="normal"/>
    </style:style>
    <style:style style:name="T10" style:family="text">
      <style:text-properties style:font-name="Liberation Serif" fo:font-weight="normal" officeooo:rsid="000c1eec" style:font-name-asian="Tahoma1" style:font-weight-asian="normal" style:font-name-complex="Droid Sans Devanagari" style:font-weight-complex="normal"/>
    </style:style>
    <style:style style:name="T11" style:family="text">
      <style:text-properties officeooo:rsid="0004fa68"/>
    </style:style>
    <style:style style:name="T12" style:family="text">
      <style:text-properties officeooo:rsid="0005df1f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7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200b2" loext:opacity="100%" style:font-name="JetBrains Mono" fo:font-size="10pt" fo:font-style="normal" style:font-size-asian="10pt" style:font-style-asian="normal"/>
    </style:style>
    <style:style style:name="T19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4558d" loext:opacity="100%" style:font-name="JetBrains Mono" fo:font-size="10pt" fo:font-style="normal" style:font-size-asian="10pt" style:font-style-asian="normal"/>
    </style:style>
    <style:style style:name="T2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2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888c6" loext:opacity="100%" style:font-name="JetBrains Mono" fo:font-size="10pt" fo:font-style="normal" style:font-size-asian="10pt" style:font-style-asian="normal"/>
    </style:style>
    <style:style style:name="T2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2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29" style:family="text">
      <style:text-properties fo:color="#72737a" loext:opacity="100%" style:font-name="JetBrains Mono" fo:font-size="10pt" fo:font-style="normal" style:font-size-asian="10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тудент группы ИС-22 Енгибарян М.В.</text:p>
      <text:p text:style-name="P12"><text:span text:style-name="T1">Практическое занятие </text:span><text:span text:style-name="T4">№</text:span><text:span text:style-name="T1"> </text:span><text:span text:style-name="T2">1</text:span><text:span text:style-name="T3">6</text:span></text:p>
      <text:p text:style-name="P3"/>
      <text:p text:style-name="P12"><text:span text:style-name="T1">Тема:</text:span><text:span text:style-name="T5"> составление программ с использованием ООП.</text:span></text:p>
      <text:p text:style-name="P8"/>
      <text:p text:style-name="P12"><text:span text:style-name="T7">Цель: </text:span><text:span text:style-name="T8">закрепить усвоенные знания, понятия, алгоритмы, основные принципы составления программ, приобрести навыки составление программ с ООП в IDE PyCharm Community.</text:span></text:p>
      <text:p text:style-name="P9"/>
      <text:p text:style-name="P1">Задача 1.</text:p>
      <text:p text:style-name="P1"/>
      <text:p text:style-name="P3">Постановка задачи: </text:p>
      <text:p text:style-name="P10"><text:bookmark-start text:name="__DdeLink__109_2597649753"/>Создайте класс "Здание" с атрибутами "адрес" и "количество этажей". Напишите метод, который выводит информацию о здании в формате "Адрес: адрес, Количество этажей: этажи".<text:bookmark-end text:name="__DdeLink__109_2597649753"/></text:p>
      <text:p text:style-name="P10"/>
      <text:p text:style-name="P3">Текст программы:</text:p>
      <text:p text:style-name="P5"><text:span text:style-name="T13">class </text:span><text:span text:style-name="T15">Zdanie:</text:span><text:line-break/><text:span text:style-name="T15"> <text:s text:c="3"/></text:span><text:span text:style-name="T13">def </text:span><text:span text:style-name="T17">__init__</text:span><text:span text:style-name="T15">(</text:span><text:span text:style-name="T19">self</text:span><text:span text:style-name="T13">, </text:span><text:span text:style-name="T15">adres</text:span><text:span text:style-name="T13">, </text:span><text:span text:style-name="T15">kolvo_etaj):</text:span><text:line-break/><text:span text:style-name="T15"> <text:s text:c="7"/></text:span><text:span text:style-name="T19">self</text:span><text:span text:style-name="T15">.adres = adres</text:span><text:line-break/><text:span text:style-name="T15"> <text:s text:c="7"/></text:span><text:span text:style-name="T19">self</text:span><text:span text:style-name="T15">.kolvo_etaj = kolvo_etaj</text:span><text:line-break/><text:line-break/><text:span text:style-name="T15"> <text:s text:c="3"/></text:span><text:span text:style-name="T13">def </text:span><text:span text:style-name="T21">info</text:span><text:span text:style-name="T15">(</text:span><text:span text:style-name="T19">self</text:span><text:span text:style-name="T15">):</text:span><text:line-break/><text:span text:style-name="T15"> <text:s text:c="7"/></text:span><text:span text:style-name="T23">print</text:span><text:span text:style-name="T15">(</text:span><text:span text:style-name="T25">f'Адрес: </text:span><text:span text:style-name="T13">{</text:span><text:span text:style-name="T19">self</text:span><text:span text:style-name="T15">.adres</text:span><text:span text:style-name="T13">}</text:span><text:span text:style-name="T25">, Количество этажей: </text:span><text:span text:style-name="T13">{</text:span><text:span text:style-name="T19">self</text:span><text:span text:style-name="T15">.kolvo_etaj</text:span><text:span text:style-name="T13">}</text:span><text:span text:style-name="T25">'</text:span><text:span text:style-name="T15">)</text:span><text:line-break/><text:line-break/><text:line-break/><text:span text:style-name="T15">zdanie1 = Zdanie(</text:span><text:span text:style-name="T25">'ул.Черепахина 29'</text:span><text:span text:style-name="T13">, </text:span><text:span text:style-name="T27">18</text:span><text:span text:style-name="T15">)</text:span><text:line-break/><text:span text:style-name="T15">zdanie2 = Zdanie(</text:span><text:span text:style-name="T25">'ул.Янтарная 14'</text:span><text:span text:style-name="T13">, </text:span><text:span text:style-name="T27">13</text:span><text:span text:style-name="T15">)</text:span><text:line-break/><text:span text:style-name="T15">zdanie1.info()</text:span><text:line-break/><text:span text:style-name="T15">zdanie2.info()</text:span></text:p>
      <text:p text:style-name="P4"/>
      <text:p text:style-name="P3"/>
      <text:p text:style-name="P3">Протокол работы программы:</text:p>
      <text:p text:style-name="P3">/usr/bin/python3.9 /home/student/Документы/PycharmProjects/IS-22/Engibaryan/PZ-16/16.1.py </text:p>
      <text:p text:style-name="P3">Адрес: ул.Черепахина 29, Количество этажей: 18</text:p>
      <text:p text:style-name="P3">Адрес: ул.Янтарная 14, Количество этажей: 13</text:p>
      <text:p text:style-name="P3"/>
      <text:p text:style-name="P3">Process finished with exit code 0</text:p>
      <text:p text:style-name="P3"/>
      <text:p text:style-name="P1">Задача <text:span text:style-name="T11">2</text:span>.</text:p>
      <text:p text:style-name="P1"/>
      <text:p text:style-name="P3">Постановка задачи: </text:p>
      <text:p text:style-name="P10"><text:bookmark-start text:name="__DdeLink__111_2597649753"/>Создайте базовый класс "Животное" со свойствами "вид", "количество лап", "цвет шерсти". От этого класса унаследуйте класс "Собака" и добавьте в него свойства "кличка" и "порода".<text:bookmark-end text:name="__DdeLink__111_2597649753"/></text:p>
      <text:p text:style-name="P10"/>
      <text:p text:style-name="P3">Текст программы:</text:p>
      <text:p text:style-name="P5"><text:span text:style-name="T13">class </text:span><text:span text:style-name="T15">Zhivotnoe:</text:span><text:line-break/><text:span text:style-name="T15"> <text:s text:c="3"/></text:span><text:span text:style-name="T13">def </text:span><text:span text:style-name="T17">__init__</text:span><text:span text:style-name="T15">(</text:span><text:span text:style-name="T19">self</text:span><text:span text:style-name="T13">, </text:span><text:span text:style-name="T15">vid</text:span><text:span text:style-name="T13">, </text:span><text:span text:style-name="T15">kolichestvo_lap</text:span><text:span text:style-name="T13">, </text:span><text:span text:style-name="T15">cvet_shersti):</text:span><text:line-break/><text:span text:style-name="T15"> <text:s text:c="7"/></text:span><text:span text:style-name="T19">self</text:span><text:span text:style-name="T15">.vid = vid</text:span><text:line-break/><text:span text:style-name="T15"> <text:s text:c="7"/></text:span><text:span text:style-name="T19">self</text:span><text:span text:style-name="T15">.kolichestvo_lap = kolichestvo_lap</text:span><text:line-break/><text:span text:style-name="T15"> <text:s text:c="7"/></text:span><text:span text:style-name="T19">self</text:span><text:span text:style-name="T15">.cvet_shersti = cvet_shersti</text:span><text:line-break/><text:line-break/><text:span text:style-name="T13">class </text:span><text:span text:style-name="T15">Sobaka(Zhivotnoe):</text:span><text:line-break/><text:span text:style-name="T15"> <text:s text:c="3"/></text:span><text:span text:style-name="T13">def </text:span><text:span text:style-name="T17">__init__</text:span><text:span text:style-name="T15">(</text:span><text:span text:style-name="T19">self</text:span><text:span text:style-name="T13">, </text:span><text:span text:style-name="T15">vid</text:span><text:span text:style-name="T13">, </text:span><text:span text:style-name="T15">kolichestvo_lap</text:span><text:span text:style-name="T13">, </text:span><text:span text:style-name="T15">cvet_shersti</text:span><text:span text:style-name="T13">, </text:span><text:span text:style-name="T15">klichka</text:span><text:span text:style-name="T13">, </text:span><text:span text:style-name="T15">poroda):</text:span><text:line-break/><text:soft-page-break/><text:span text:style-name="T15"> <text:s text:c="7"/>Zhivotnoe.</text:span><text:span text:style-name="T17">__init__</text:span><text:span text:style-name="T15">(</text:span><text:span text:style-name="T19">self</text:span><text:span text:style-name="T13">, </text:span><text:span text:style-name="T15">vid</text:span><text:span text:style-name="T13">, </text:span><text:span text:style-name="T15">kolichestvo_lap</text:span><text:span text:style-name="T13">, </text:span><text:span text:style-name="T15">cvet_shersti)</text:span><text:line-break/><text:span text:style-name="T15"> <text:s text:c="7"/></text:span><text:span text:style-name="T19">self</text:span><text:span text:style-name="T15">.klichka = klichka</text:span><text:line-break/><text:span text:style-name="T15"> <text:s text:c="7"/></text:span><text:span text:style-name="T19">self</text:span><text:span text:style-name="T15">.poroda = poroda</text:span><text:line-break/><text:line-break/><text:span text:style-name="T15">sobaka1 = Sobaka(</text:span><text:span text:style-name="T25">"Собака"</text:span><text:span text:style-name="T13">, </text:span><text:span text:style-name="T27">4</text:span><text:span text:style-name="T13">, </text:span><text:span text:style-name="T25">"рыжий"</text:span><text:span text:style-name="T13">, </text:span><text:span text:style-name="T25">"Тузик"</text:span><text:span text:style-name="T13">, </text:span><text:span text:style-name="T25">"Такса"</text:span><text:span text:style-name="T15">)</text:span><text:line-break/><text:span text:style-name="T23">print</text:span><text:span text:style-name="T15">(sobaka1.vid)</text:span><text:line-break/><text:span text:style-name="T23">print</text:span><text:span text:style-name="T15">(sobaka1.kolichestvo_lap)</text:span><text:line-break/><text:span text:style-name="T23">print</text:span><text:span text:style-name="T15">(sobaka1.cvet_shersti)</text:span><text:line-break/><text:span text:style-name="T23">print</text:span><text:span text:style-name="T15">(sobaka1.klichka)</text:span><text:line-break/><text:span text:style-name="T23">print</text:span><text:span text:style-name="T15">(sobaka1.poroda)</text:span></text:p>
      <text:p text:style-name="P4"/>
      <text:p text:style-name="P3"/>
      <text:p text:style-name="P3">Протокол работы программы:</text:p>
      <text:p text:style-name="P3">/usr/bin/python3.9 /home/student/Документы/PycharmProjects/IS-22/Engibaryan/PZ-16/16.2.py </text:p>
      <text:p text:style-name="P3">Собака</text:p>
      <text:p text:style-name="P3">4</text:p>
      <text:p text:style-name="P3">рыжий</text:p>
      <text:p text:style-name="P3">Тузик</text:p>
      <text:p text:style-name="P3">Такса</text:p>
      <text:p text:style-name="P3"/>
      <text:p text:style-name="P3">Process finished with exit code 0</text:p>
      <text:p text:style-name="P3"/>
      <text:p text:style-name="P2">Задача <text:span text:style-name="T12">3</text:span>.</text:p>
      <text:p text:style-name="P2"/>
      <text:p text:style-name="P6">Постановка задачи: </text:p>
      <text:p text:style-name="P11"><text:bookmark-start text:name="__DdeLink__113_2597649753"/>Для задачи из блока 1 создать две функции, save_def и load_def, которые позволяют сохранять информацию из экземпляров класса (3 шт.) в файл и загружать ее обратно. Использовать модуль pickle для сериализации и десериализации объектов Python в бинарном формате.<text:bookmark-end text:name="__DdeLink__113_2597649753"/></text:p>
      <text:p text:style-name="P11"/>
      <text:p text:style-name="P6">Текст программы:</text:p>
      <text:p text:style-name="P14"><text:span text:style-name="T14">import </text:span><text:span text:style-name="T16">pickle</text:span><text:line-break/><text:line-break/><text:span text:style-name="T14">class </text:span><text:span text:style-name="T16">Zdanie:</text:span><text:line-break/><text:span text:style-name="T16"> <text:s text:c="3"/></text:span><text:span text:style-name="T14">def </text:span><text:span text:style-name="T18">__init__</text:span><text:span text:style-name="T16">(</text:span><text:span text:style-name="T20">self</text:span><text:span text:style-name="T14">, </text:span><text:span text:style-name="T16">adres</text:span><text:span text:style-name="T14">, </text:span><text:span text:style-name="T16">kolvo_etaj):</text:span><text:line-break/><text:span text:style-name="T16"> <text:s text:c="7"/></text:span><text:span text:style-name="T20">self</text:span><text:span text:style-name="T16">.adres = adres</text:span><text:line-break/><text:span text:style-name="T16"> <text:s text:c="7"/></text:span><text:span text:style-name="T20">self</text:span><text:span text:style-name="T16">.kolvo_etaj = kolvo_etaj</text:span><text:line-break/><text:line-break/><text:span text:style-name="T14">def </text:span><text:span text:style-name="T22">save_def</text:span><text:span text:style-name="T16">(info_zdanie</text:span><text:span text:style-name="T14">, </text:span><text:span text:style-name="T16">fname):</text:span><text:line-break/><text:span text:style-name="T16"> <text:s text:c="3"/></text:span><text:span text:style-name="T14">with </text:span><text:span text:style-name="T24">open</text:span><text:span text:style-name="T16">(fname</text:span><text:span text:style-name="T14">, </text:span><text:span text:style-name="T26">'wb'</text:span><text:span text:style-name="T16">) </text:span><text:span text:style-name="T14">as </text:span><text:span text:style-name="T16">f:</text:span><text:line-break/><text:span text:style-name="T16"> <text:s text:c="7"/>pickle.dump(info_zdanie</text:span><text:span text:style-name="T14">, </text:span><text:span text:style-name="T16">f)</text:span><text:line-break/><text:line-break/><text:span text:style-name="T14">def </text:span><text:span text:style-name="T22">load_def</text:span><text:span text:style-name="T16">(fname):</text:span><text:line-break/><text:span text:style-name="T16"> <text:s text:c="3"/></text:span><text:span text:style-name="T14">with </text:span><text:span text:style-name="T24">open</text:span><text:span text:style-name="T16">(fname</text:span><text:span text:style-name="T14">, </text:span><text:span text:style-name="T26">'rb'</text:span><text:span text:style-name="T16">) </text:span><text:span text:style-name="T14">as </text:span><text:span text:style-name="T16">f:</text:span><text:line-break/><text:span text:style-name="T16"> <text:s text:c="7"/>info_zdanie = pickle.load(f)</text:span><text:line-break/><text:span text:style-name="T16"> <text:s text:c="3"/></text:span><text:span text:style-name="T14">return </text:span><text:span text:style-name="T16">info_zdanie</text:span><text:line-break/><text:line-break/><text:span text:style-name="T16"> <text:s text:c="3"/></text:span><text:span text:style-name="T14">def </text:span><text:span text:style-name="T29">info</text:span><text:span text:style-name="T16">(self):</text:span><text:line-break/><text:span text:style-name="T16"> <text:s text:c="7"/></text:span><text:span text:style-name="T24">print</text:span><text:span text:style-name="T16">(</text:span><text:span text:style-name="T26">f'Адрес: </text:span><text:span text:style-name="T14">{</text:span><text:span text:style-name="T16">self.adres</text:span><text:span text:style-name="T14">}</text:span><text:span text:style-name="T26">, Количество этажей: </text:span><text:span text:style-name="T14">{</text:span><text:span text:style-name="T16">self.kolvo_etaj</text:span><text:span text:style-name="T14">}</text:span><text:span text:style-name="T26">'</text:span><text:span text:style-name="T16">)</text:span><text:line-break/><text:line-break/><text:span text:style-name="T16">zdanie1 = Zdanie(</text:span><text:span text:style-name="T26">'ул.Черепахина 29'</text:span><text:span text:style-name="T14">, </text:span><text:span text:style-name="T28">18</text:span><text:span text:style-name="T16">)</text:span><text:line-break/><text:span text:style-name="T16">zdanie2 = Zdanie(</text:span><text:span text:style-name="T26">'ул.Янтарная 14'</text:span><text:span text:style-name="T14">, </text:span><text:span text:style-name="T28">13</text:span><text:span text:style-name="T16">)</text:span><text:line-break/><text:span text:style-name="T16">zdanie3 = Zdanie(</text:span><text:span text:style-name="T26">'ул.Пушкинская 8'</text:span><text:span text:style-name="T14">, </text:span><text:span text:style-name="T28">7</text:span><text:span text:style-name="T16">)</text:span><text:line-break/><text:soft-page-break/><text:line-break/><text:span text:style-name="T16">info_zdanie = [zdanie1</text:span><text:span text:style-name="T14">, </text:span><text:span text:style-name="T16">zdanie2</text:span><text:span text:style-name="T14">, </text:span><text:span text:style-name="T16">zdanie3]</text:span><text:line-break/><text:span text:style-name="T16">save_def(info_zdanie</text:span><text:span text:style-name="T14">, </text:span><text:span text:style-name="T26">'zdanie.pkl'</text:span><text:span text:style-name="T16">)</text:span><text:line-break/><text:line-break/><text:span text:style-name="T16">loaded = load_def(</text:span><text:span text:style-name="T26">'zdanie.pkl'</text:span><text:span text:style-name="T16">)</text:span><text:line-break/><text:span text:style-name="T14">for </text:span><text:span text:style-name="T16">i </text:span><text:span text:style-name="T14">in </text:span><text:span text:style-name="T16">loaded:</text:span><text:line-break/><text:span text:style-name="T16"> <text:s text:c="3"/></text:span><text:span text:style-name="T24">print</text:span><text:span text:style-name="T16">(</text:span><text:span text:style-name="T26">f'Адрес: </text:span><text:span text:style-name="T14">{</text:span><text:span text:style-name="T16">i.adres</text:span><text:span text:style-name="T14">}</text:span><text:span text:style-name="T26">, Количество этажей: </text:span><text:span text:style-name="T14">{</text:span><text:span text:style-name="T16">i.kolvo_etaj</text:span><text:span text:style-name="T14">}</text:span><text:span text:style-name="T26">'</text:span><text:span text:style-name="T16">)</text:span></text:p>
      <text:p text:style-name="P13"/>
      <text:p text:style-name="P6"/>
      <text:p text:style-name="P6">Протокол работы программы:</text:p>
      <text:p text:style-name="P8">/usr/bin/python3.9 /home/student/Документы/PycharmProjects/IS-22/Engibaryan/PZ-16/16.3.py </text:p>
      <text:p text:style-name="P8">Адрес: ул.Черепахина 29, Количество этажей: 18</text:p>
      <text:p text:style-name="P8">Адрес: ул.Янтарная 14, Количество этажей: 13</text:p>
      <text:p text:style-name="P8">Адрес: ул.Пушкинская 8, Количество этажей: 7</text:p>
      <text:p text:style-name="P8"/>
      <text:p text:style-name="P8">Process finished with exit code 0</text:p>
      <text:p text:style-name="P3"/>
      <text:p text:style-name="P3"/>
      <text:p text:style-name="P3">Вывод: <text:span text:style-name="T6">я </text:span>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а</text:span><text:span text:style-name="T8"> навыки с</text:span><text:span text:style-name="T10">о</text:span><text:span text:style-name="T8">ставление</text:span><text:span text:style-name="T9">м</text:span><text:span text:style-name="T8"> программ с ООП в IDE PyCharm Community. </text:span></text:p>
      <text:p text:style-name="P9">Выполнены разработка кода, отладка, тестирование, оптимизация программного кода.</text:p>
      <text:p text:style-name="P9">Готовые программные коды выложены на GitHub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10T11:50:33.259368388</dc:date>
    <meta:editing-cycles>5</meta:editing-cycles>
    <meta:editing-duration>PT13M43S</meta:editing-duration>
    <meta:document-statistic meta:table-count="0" meta:image-count="0" meta:object-count="0" meta:page-count="3" meta:paragraph-count="41" meta:word-count="397" meta:character-count="3691" meta:non-whitespace-character-count="3164"/>
    <meta:user-defined meta:name="Поле 1"/>
    <meta:user-defined meta:name="Поле 2"/>
    <meta:user-defined meta:name="Поле 3"/>
    <meta:user-defined meta:name="Поле 4"/>
  </office:meta>
</office:document-meta>
</file>